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3">
          <table:table-cell office:value-type="string">
            <text:p>#7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table:number-columns-repeated="2"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6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table:number-columns-repeated="4"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1.6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#8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table:number-columns-repeated="6" office:value-type="string">
            <text:p>1.0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table:number-columns-repeated="6" office:value-type="string">
            <text:p>1.0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#13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1.4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office:value-type="string">
            <text:p>1.0(ms)</text:p>
          </table:table-cell>
          <table:table-cell table:number-columns-repeated="4" office:value-type="string">
            <text:p>2.0(ms)</text:p>
          </table:table-cell>
          <table:table-cell office:value-type="string">
            <text:p>1.8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#15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1.0(ms)</text:p>
          </table:table-cell>
          <table:table-cell office:value-type="string">
            <text:p>2.0(ms)</text:p>
          </table:table-cell>
          <table:table-cell table:number-columns-repeated="3" office:value-type="string">
            <text:p>1.0(ms)</text:p>
          </table:table-cell>
          <table:table-cell office:value-type="string">
            <text:p>1.2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table:number-columns-repeated="3"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1.2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table:number-columns-repeated="4" office:value-type="string">
            <text:p>0.0(ms)</text:p>
          </table:table-cell>
          <table:table-cell office:value-type="string">
            <text:p>1.0(ms)</text:p>
          </table:table-cell>
          <table:table-cell office:value-type="string">
            <text:p>0.2(ms)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#18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2(ms)</text:p>
          </table:table-cell>
          <table:table-cell table:number-columns-repeated="2"/>
          <table:table-cell office:value-type="string">
            <text:p>#18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2"/>
          <table:table-cell office:value-type="string">
            <text:p>Iterative Int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2(ms)</text:p>
          </table:table-cell>
        </table:table-row>
        <table:table-row table:style-name="ro3">
          <table:table-cell office:value-type="string">
            <text:p>Recursive Int</text:p>
          </table:table-cell>
          <table:table-cell table:number-columns-repeated="2" office:value-type="string">
            <text:p>2.0(ms)</text:p>
          </table:table-cell>
          <table:table-cell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7.0(ms)</text:p>
          </table:table-cell>
          <table:table-cell table:number-columns-repeated="2"/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</table:table-row>
        <table:table-row table:style-name="ro3">
          <table:table-cell office:value-type="string">
            <text:p>Recursive Long</text:p>
          </table:table-cell>
          <table:table-cell table:number-columns-repeated="2" office:value-type="string">
            <text:p>1.0(ms)</text:p>
          </table:table-cell>
          <table:table-cell table:number-columns-repeated="2" office:value-type="string">
            <text:p>0.0(ms)</text:p>
          </table:table-cell>
          <table:table-cell office:value-type="string">
            <text:p>1.0(ms)</text:p>
          </table:table-cell>
          <table:table-cell office:value-type="string">
            <text:p>0.6(ms)</text:p>
          </table:table-cell>
          <table:table-cell table:number-columns-repeated="2"/>
          <table:table-cell office:value-type="string">
            <text:p>Recursive Int</text:p>
          </table:table-cell>
          <table:table-cell table:number-columns-repeated="2" office:value-type="string">
            <text:p>2.0(ms)</text:p>
          </table:table-cell>
          <table:table-cell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1.4(ms)</text:p>
          </table:table-cell>
        </table:table-row>
        <table:table-row table:style-name="ro3">
          <table:table-cell table:number-columns-repeated="9"/>
          <table:table-cell office:value-type="string">
            <text:p>Recursive Long</text:p>
          </table:table-cell>
          <table:table-cell table:number-columns-repeated="2" office:value-type="string">
            <text:p>1.0(ms)</text:p>
          </table:table-cell>
          <table:table-cell table:number-columns-repeated="2" office:value-type="string">
            <text:p>0.0(ms)</text:p>
          </table:table-cell>
          <table:table-cell office:value-type="string">
            <text:p>1.0(ms)</text:p>
          </table:table-cell>
          <table:table-cell office:value-type="string">
            <text:p>0.6(ms)</text:p>
          </table:table-cell>
        </table:table-row>
        <table:table-row table:style-name="ro3">
          <table:table-cell office:value-type="string">
            <text:p>#23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4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table:number-columns-repeated="2" office:value-type="string">
            <text:p>7.0(ms)</text:p>
          </table:table-cell>
          <table:table-cell office:value-type="string">
            <text:p>8.0(ms)</text:p>
          </table:table-cell>
          <table:table-cell office:value-type="string">
            <text:p>9.0(ms)</text:p>
          </table:table-cell>
          <table:table-cell office:value-type="string">
            <text:p>8.0(ms)</text:p>
          </table:table-cell>
          <table:table-cell office:value-type="string">
            <text:p>7.8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2.0(ms)</text:p>
          </table:table-cell>
          <table:table-cell table:number-columns-repeated="3" office:value-type="string">
            <text:p>3.0(ms)</text:p>
          </table:table-cell>
          <table:table-cell office:value-type="string">
            <text:p>2.0(ms)</text:p>
          </table:table-cell>
          <table:table-cell office:value-type="string">
            <text:p>2.6(ms)</text:p>
          </table:table-cell>
          <table:table-cell table:number-columns-repeated="2"/>
          <table:table-cell office:value-type="string">
            <text:p>#23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</table:table-row>
        <table:table-row table:style-name="ro3">
          <table:table-cell table:number-columns-repeated="9"/>
          <table:table-cell office:value-type="string">
            <text:p>Iterative Int</text:p>
          </table:table-cell>
          <table:table-cell table:number-columns-repeated="2"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2.0(ms)</text:p>
          </table:table-cell>
          <table:table-cell office:value-type="string">
            <text:p>1.4(ms)</text:p>
          </table:table-cell>
        </table:table-row>
        <table:table-row table:style-name="ro3">
          <table:table-cell office:value-type="string">
            <text:p>#27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2"/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1.6(ms)</text:p>
          </table:table-cell>
          <table:table-cell table:number-columns-repeated="2"/>
          <table:table-cell office:value-type="string">
            <text:p>Recursive Int</text:p>
          </table:table-cell>
          <table:table-cell table:number-columns-repeated="2" office:value-type="string">
            <text:p>7.0(ms)</text:p>
          </table:table-cell>
          <table:table-cell office:value-type="string">
            <text:p>8.0(ms)</text:p>
          </table:table-cell>
          <table:table-cell office:value-type="string">
            <text:p>9.0(ms)</text:p>
          </table:table-cell>
          <table:table-cell office:value-type="string">
            <text:p>8.0(ms)</text:p>
          </table:table-cell>
          <table:table-cell office:value-type="string">
            <text:p>7.8(ms)</text:p>
          </table:table-cell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2"/>
          <table:table-cell office:value-type="string">
            <text:p>Recursive Long</text:p>
          </table:table-cell>
          <table:table-cell office:value-type="string">
            <text:p>2.0(ms)</text:p>
          </table:table-cell>
          <table:table-cell table:number-columns-repeated="3" office:value-type="string">
            <text:p>3.0(ms)</text:p>
          </table:table-cell>
          <table:table-cell office:value-type="string">
            <text:p>2.0(ms)</text:p>
          </table:table-cell>
          <table:table-cell office:value-type="string">
            <text:p>2.6(ms)</text:p>
          </table:table-cell>
        </table:table-row>
        <table:table-row table:style-name="ro3">
          <table:table-cell office:value-type="string">
            <text:p>Recursive Int</text:p>
          </table:table-cell>
          <table:table-cell office:value-type="string">
            <text:p>7.0(ms)</text:p>
          </table:table-cell>
          <table:table-cell office:value-type="string">
            <text:p>9.0(ms)</text:p>
          </table:table-cell>
          <table:table-cell office:value-type="string">
            <text:p>10.0(ms)</text:p>
          </table:table-cell>
          <table:table-cell office:value-type="string">
            <text:p>9.0(ms)</text:p>
          </table:table-cell>
          <table:table-cell office:value-type="string">
            <text:p>8.0(ms)</text:p>
          </table:table-cell>
          <table:table-cell office:value-type="string">
            <text:p>8.6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4.0(ms)</text:p>
          </table:table-cell>
          <table:table-cell office:value-type="string">
            <text:p>3.0(ms)</text:p>
          </table:table-cell>
          <table:table-cell office:value-type="string">
            <text:p>4.0(ms)</text:p>
          </table:table-cell>
          <table:table-cell table:number-columns-repeated="2" office:value-type="string">
            <text:p>3.0(ms)</text:p>
          </table:table-cell>
          <table:table-cell office:value-type="string">
            <text:p>3.4(ms)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#34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1.6(ms)</text:p>
          </table:table-cell>
          <table:table-cell table:number-columns-repeated="2"/>
          <table:table-cell office:value-type="string">
            <text:p>#27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2"/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1.6(ms)</text:p>
          </table:table-cell>
        </table:table-row>
        <table:table-row table:style-name="ro3">
          <table:table-cell office:value-type="string">
            <text:p>Recursive Int</text:p>
          </table:table-cell>
          <table:table-cell office:value-type="string">
            <text:p>40.0(ms)</text:p>
          </table:table-cell>
          <table:table-cell office:value-type="string">
            <text:p>39.0(ms)</text:p>
          </table:table-cell>
          <table:table-cell office:value-type="string">
            <text:p>41.0(ms)</text:p>
          </table:table-cell>
          <table:table-cell office:value-type="string">
            <text:p>35.0(ms)</text:p>
          </table:table-cell>
          <table:table-cell office:value-type="string">
            <text:p>40.0(ms)</text:p>
          </table:table-cell>
          <table:table-cell office:value-type="string">
            <text:p>41.0(ms)</text:p>
          </table:table-cell>
          <table:table-cell table:number-columns-repeated="2"/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34.0(ms)</text:p>
          </table:table-cell>
          <table:table-cell office:value-type="string">
            <text:p>35.0(ms)</text:p>
          </table:table-cell>
          <table:table-cell office:value-type="string">
            <text:p>36.0(ms)</text:p>
          </table:table-cell>
          <table:table-cell office:value-type="string">
            <text:p>45.0(ms)</text:p>
          </table:table-cell>
          <table:table-cell table:number-columns-repeated="2" office:value-type="string">
            <text:p>35.0(ms)</text:p>
          </table:table-cell>
          <table:table-cell table:number-columns-repeated="2"/>
          <table:table-cell office:value-type="string">
            <text:p>Recursive Int</text:p>
          </table:table-cell>
          <table:table-cell office:value-type="string">
            <text:p>7.0(ms)</text:p>
          </table:table-cell>
          <table:table-cell office:value-type="string">
            <text:p>9.0(ms)</text:p>
          </table:table-cell>
          <table:table-cell office:value-type="string">
            <text:p>10.0(ms)</text:p>
          </table:table-cell>
          <table:table-cell office:value-type="string">
            <text:p>9.0(ms)</text:p>
          </table:table-cell>
          <table:table-cell office:value-type="string">
            <text:p>8.0(ms)</text:p>
          </table:table-cell>
          <table:table-cell office:value-type="string">
            <text:p>8.6(ms)</text:p>
          </table:table-cell>
        </table:table-row>
        <table:table-row table:style-name="ro3">
          <table:table-cell table:number-columns-repeated="9"/>
          <table:table-cell office:value-type="string">
            <text:p>Recursive Long</text:p>
          </table:table-cell>
          <table:table-cell office:value-type="string">
            <text:p>4.0(ms)</text:p>
          </table:table-cell>
          <table:table-cell office:value-type="string">
            <text:p>3.0(ms)</text:p>
          </table:table-cell>
          <table:table-cell office:value-type="string">
            <text:p>4.0(ms)</text:p>
          </table:table-cell>
          <table:table-cell table:number-columns-repeated="2" office:value-type="string">
            <text:p>3.0(ms)</text:p>
          </table:table-cell>
          <table:table-cell office:value-type="string">
            <text:p>3.4(ms)</text:p>
          </table:table-cell>
        </table:table-row>
        <table:table-row table:style-name="ro3">
          <table:table-cell office:value-type="string">
            <text:p>#36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table:number-columns-repeated="3"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6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table:number-columns-repeated="3" office:value-type="string">
            <text:p>90.0(ms)</text:p>
          </table:table-cell>
          <table:table-cell office:value-type="string">
            <text:p>93.0(ms)</text:p>
          </table:table-cell>
          <table:table-cell office:value-type="string">
            <text:p>94.0(ms)</text:p>
          </table:table-cell>
          <table:table-cell office:value-type="string">
            <text:p>91.4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91.0(ms)</text:p>
          </table:table-cell>
          <table:table-cell office:value-type="string">
            <text:p>87.0(ms)</text:p>
          </table:table-cell>
          <table:table-cell office:value-type="string">
            <text:p>90.0(ms)</text:p>
          </table:table-cell>
          <table:table-cell office:value-type="string">
            <text:p>87.0(ms)</text:p>
          </table:table-cell>
          <table:table-cell office:value-type="string">
            <text:p>86.0(ms)</text:p>
          </table:table-cell>
          <table:table-cell office:value-type="string">
            <text:p>88.2(ms)</text:p>
          </table:table-cell>
          <table:table-cell table:number-columns-repeated="2"/>
          <table:table-cell office:value-type="string">
            <text:p>#34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</table:table-row>
        <table:table-row table:style-name="ro3">
          <table:table-cell table:number-columns-repeated="9"/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table:number-columns-repeated="2" office:value-type="string">
            <text:p>2.0(ms)</text:p>
          </table:table-cell>
          <table:table-cell office:value-type="string">
            <text:p>1.6(ms)</text:p>
          </table:table-cell>
        </table:table-row>
        <table:table-row table:style-name="ro3">
          <table:table-cell office:value-type="string">
            <text:p>#42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2"/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4(ms)</text:p>
          </table:table-cell>
          <table:table-cell table:number-columns-repeated="2"/>
          <table:table-cell office:value-type="string">
            <text:p>Recursive Int</text:p>
          </table:table-cell>
          <table:table-cell office:value-type="string">
            <text:p>40.0(ms)</text:p>
          </table:table-cell>
          <table:table-cell office:value-type="string">
            <text:p>39.0(ms)</text:p>
          </table:table-cell>
          <table:table-cell office:value-type="string">
            <text:p>41.0(ms)</text:p>
          </table:table-cell>
          <table:table-cell office:value-type="string">
            <text:p>35.0(ms)</text:p>
          </table:table-cell>
          <table:table-cell office:value-type="string">
            <text:p>40.0(ms)</text:p>
          </table:table-cell>
          <table:table-cell office:value-type="string">
            <text:p>41.0(ms)</text:p>
          </table:table-cell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2"/>
          <table:table-cell office:value-type="string">
            <text:p>Recursive Long</text:p>
          </table:table-cell>
          <table:table-cell office:value-type="string">
            <text:p>34.0(ms)</text:p>
          </table:table-cell>
          <table:table-cell office:value-type="string">
            <text:p>35.0(ms)</text:p>
          </table:table-cell>
          <table:table-cell office:value-type="string">
            <text:p>36.0(ms)</text:p>
          </table:table-cell>
          <table:table-cell office:value-type="string">
            <text:p>45.0(ms)</text:p>
          </table:table-cell>
          <table:table-cell table:number-columns-repeated="2" office:value-type="string">
            <text:p>35.0(ms)</text:p>
          </table:table-cell>
        </table:table-row>
        <table:table-row table:style-name="ro3">
          <table:table-cell office:value-type="string">
            <text:p>Recursive Int</text:p>
          </table:table-cell>
          <table:table-cell office:value-type="string">
            <text:p>1499(ms)</text:p>
          </table:table-cell>
          <table:table-cell office:value-type="string">
            <text:p>1495.0(ms)</text:p>
          </table:table-cell>
          <table:table-cell office:value-type="string">
            <text:p>1500.0(ms)</text:p>
          </table:table-cell>
          <table:table-cell office:value-type="string">
            <text:p>1506.0(ms)</text:p>
          </table:table-cell>
          <table:table-cell office:value-type="string">
            <text:p>1497.0(ms)</text:p>
          </table:table-cell>
          <table:table-cell office:value-type="string">
            <text:p>1499.4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1509.0(ms)</text:p>
          </table:table-cell>
          <table:table-cell office:value-type="string">
            <text:p>1504.0(ms)</text:p>
          </table:table-cell>
          <table:table-cell office:value-type="string">
            <text:p>1506.0(ms)</text:p>
          </table:table-cell>
          <table:table-cell office:value-type="string">
            <text:p>1509.0(ms)</text:p>
          </table:table-cell>
          <table:table-cell office:value-type="string">
            <text:p>1508.0(ms)</text:p>
          </table:table-cell>
          <table:table-cell office:value-type="string">
            <text:p>1507.2(ms)</text:p>
          </table:table-cell>
          <table:table-cell table:number-columns-repeated="9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9"/>
          <table:table-cell office:value-type="string">
            <text:p>#36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</table:table-row>
        <table:table-row table:style-name="ro3">
          <table:table-cell table:number-columns-repeated="9"/>
          <table:table-cell office:value-type="string">
            <text:p>Iterative Int</text:p>
          </table:table-cell>
          <table:table-cell table:number-columns-repeated="3"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6(ms)</text:p>
          </table:table-cell>
        </table:table-row>
        <table:table-row table:style-name="ro3">
          <table:table-cell table:number-columns-repeated="9"/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</table:table-row>
        <table:table-row table:style-name="ro3">
          <table:table-cell table:number-columns-repeated="9"/>
          <table:table-cell office:value-type="string">
            <text:p>Recursive Int</text:p>
          </table:table-cell>
          <table:table-cell table:number-columns-repeated="3" office:value-type="string">
            <text:p>90.0(ms)</text:p>
          </table:table-cell>
          <table:table-cell office:value-type="string">
            <text:p>93.0(ms)</text:p>
          </table:table-cell>
          <table:table-cell office:value-type="string">
            <text:p>94.0(ms)</text:p>
          </table:table-cell>
          <table:table-cell office:value-type="string">
            <text:p>91.4(ms)</text:p>
          </table:table-cell>
        </table:table-row>
        <table:table-row table:style-name="ro3">
          <table:table-cell table:number-columns-repeated="9"/>
          <table:table-cell office:value-type="string">
            <text:p>Recursive Long</text:p>
          </table:table-cell>
          <table:table-cell office:value-type="string">
            <text:p>91.0(ms)</text:p>
          </table:table-cell>
          <table:table-cell office:value-type="string">
            <text:p>87.0(ms)</text:p>
          </table:table-cell>
          <table:table-cell office:value-type="string">
            <text:p>90.0(ms)</text:p>
          </table:table-cell>
          <table:table-cell office:value-type="string">
            <text:p>87.0(ms)</text:p>
          </table:table-cell>
          <table:table-cell office:value-type="string">
            <text:p>86.0(ms)</text:p>
          </table:table-cell>
          <table:table-cell office:value-type="string">
            <text:p>88.2(ms)</text:p>
          </table:table-cell>
        </table:table-row>
        <table:table-row table:style-name="ro3">
          <table:table-cell office:value-type="string">
            <text:p>#42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office:value-type="string">
            <text:p>Means</text:p>
          </table:table-cell>
          <table:table-cell table:number-columns-repeated="9"/>
        </table:table-row>
        <table:table-row table:style-name="ro3">
          <table:table-cell office:value-type="string">
            <text:p>Iterative Int</text:p>
          </table:table-cell>
          <table:table-cell office:value-type="string">
            <text:p>2.0(ms)</text:p>
          </table:table-cell>
          <table:table-cell office:value-type="string">
            <text:p>1.0(ms)</text:p>
          </table:table-cell>
          <table:table-cell office:value-type="string">
            <text:p>2.0(ms)</text:p>
          </table:table-cell>
          <table:table-cell table:number-columns-repeated="2" office:value-type="string">
            <text:p>1.0(ms)</text:p>
          </table:table-cell>
          <table:table-cell office:value-type="string">
            <text:p>1.4(ms)</text:p>
          </table:table-cell>
          <table:table-cell table:number-columns-repeated="9"/>
        </table:table-row>
        <table:table-row table:style-name="ro3">
          <table:table-cell office:value-type="string">
            <text:p>Iterative Long</text:p>
          </table:table-cell>
          <table:table-cell table:number-columns-repeated="6" office:value-type="string">
            <text:p>0.0(ms)</text:p>
          </table:table-cell>
          <table:table-cell table:number-columns-repeated="9"/>
        </table:table-row>
        <table:table-row table:style-name="ro3">
          <table:table-cell office:value-type="string">
            <text:p>Recursive Int</text:p>
          </table:table-cell>
          <table:table-cell office:value-type="string">
            <text:p>1499(ms)</text:p>
          </table:table-cell>
          <table:table-cell office:value-type="string">
            <text:p>1495.0(ms)</text:p>
          </table:table-cell>
          <table:table-cell office:value-type="string">
            <text:p>1500.0(ms)</text:p>
          </table:table-cell>
          <table:table-cell office:value-type="string">
            <text:p>1506.0(ms)</text:p>
          </table:table-cell>
          <table:table-cell office:value-type="string">
            <text:p>1497.0(ms)</text:p>
          </table:table-cell>
          <table:table-cell office:value-type="string">
            <text:p>1499.4(ms)</text:p>
          </table:table-cell>
          <table:table-cell table:number-columns-repeated="9"/>
        </table:table-row>
        <table:table-row table:style-name="ro3">
          <table:table-cell office:value-type="string">
            <text:p>Recursive Long</text:p>
          </table:table-cell>
          <table:table-cell office:value-type="string">
            <text:p>1509.0(ms)</text:p>
          </table:table-cell>
          <table:table-cell office:value-type="string">
            <text:p>1504.0(ms)</text:p>
          </table:table-cell>
          <table:table-cell office:value-type="string">
            <text:p>1506.0(ms)</text:p>
          </table:table-cell>
          <table:table-cell office:value-type="string">
            <text:p>1509.0(ms)</text:p>
          </table:table-cell>
          <table:table-cell office:value-type="string">
            <text:p>1508.0(ms)</text:p>
          </table:table-cell>
          <table:table-cell office:value-type="string">
            <text:p>1507.2(ms)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04T19:59:55</meta:creation-date>
    <dc:date>2013-02-04T23:27:10</dc:date>
    <dc:creator>Andreas Landgrebe</dc:creator>
    <meta:editing-duration>PT1H3M37S</meta:editing-duration>
    <meta:editing-cycles>3</meta:editing-cycles>
    <meta:generator>LibreOffice/3.5$Linux_X86_64 LibreOffice_project/350m1$Build-2</meta:generator>
    <meta:document-statistic meta:table-count="3" meta:cell-count="560" meta:object-count="0"/>
  </office:meta>
</office:document-meta>
</file>